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2" style:family="table">
      <style:table-properties style:width="3.413cm" table:align="left"/>
    </style:style>
    <style:style style:name="Tabela2.A" style:family="table-column">
      <style:table-column-properties style:column-width="3.413cm"/>
    </style:style>
    <style:style style:name="Tabela2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adf25" officeooo:paragraph-rsid="000adf25"/>
    </style:style>
    <style:style style:name="P2" style:family="paragraph" style:parent-style-name="Table_20_Contents">
      <style:text-properties officeooo:rsid="000adf25" officeooo:paragraph-rsid="000adf25"/>
    </style:style>
    <style:style style:name="P3" style:family="paragraph" style:parent-style-name="Standard">
      <style:text-properties fo:color="#000000" loext:opacity="100%" officeooo:rsid="000adf25" officeooo:paragraph-rsid="000adf25"/>
    </style:style>
    <style:style style:name="P4" style:family="paragraph" style:parent-style-name="Standard">
      <style:text-properties fo:color="#000000" loext:opacity="100%" fo:font-size="11pt" officeooo:rsid="000adf25" officeooo:paragraph-rsid="000adf25" style:font-size-asian="11pt" style:font-size-complex="11pt"/>
    </style:style>
    <style:style style:name="P5" style:family="paragraph" style:parent-style-name="Standard">
      <style:text-properties officeooo:rsid="000adf25" officeooo:paragraph-rsid="000adf25" fo:background-color="#ffff00"/>
    </style:style>
    <style:style style:name="P6" style:family="paragraph" style:parent-style-name="Standard">
      <style:text-properties fo:color="#ff0000" loext:opacity="100%" fo:font-size="11pt" officeooo:rsid="000adf25" officeooo:paragraph-rsid="000adf25" fo:background-color="#ffff00" style:font-size-asian="11pt" style:font-size-complex="11pt"/>
    </style:style>
    <style:style style:name="P7" style:family="paragraph" style:parent-style-name="Standard">
      <style:text-properties officeooo:rsid="000adf25" officeooo:paragraph-rsid="000adf25" fo:background-color="#ffffff"/>
    </style:style>
    <style:style style:name="P8" style:family="paragraph" style:parent-style-name="Standard">
      <style:text-properties officeooo:rsid="000b08c1" officeooo:paragraph-rsid="000b08c1" fo:background-color="#ffffff"/>
    </style:style>
    <style:style style:name="P9" style:family="paragraph" style:parent-style-name="Standard">
      <style:text-properties officeooo:rsid="000b08c1" officeooo:paragraph-rsid="000c2dfd" fo:background-color="#ffffff"/>
    </style:style>
    <style:style style:name="P10" style:family="paragraph" style:parent-style-name="Standard">
      <style:text-properties officeooo:rsid="000b08c1" officeooo:paragraph-rsid="000cd9e0" fo:background-color="#ffffff"/>
    </style:style>
    <style:style style:name="P11" style:family="paragraph" style:parent-style-name="Standard">
      <style:text-properties officeooo:rsid="000cd9e0" officeooo:paragraph-rsid="000cd9e0" fo:background-color="#ffffff"/>
    </style:style>
    <style:style style:name="P12" style:family="paragraph" style:parent-style-name="Standard">
      <style:text-properties officeooo:rsid="000e32c4" officeooo:paragraph-rsid="000e32c4" fo:background-color="#ffffff"/>
    </style:style>
    <style:style style:name="P13" style:family="paragraph" style:parent-style-name="Standard">
      <style:text-properties officeooo:rsid="000e32c4" officeooo:paragraph-rsid="000e32c4" fo:background-color="#ffffff"/>
    </style:style>
    <style:style style:name="P14" style:family="paragraph" style:parent-style-name="Standard">
      <style:text-properties officeooo:rsid="000e32c4" officeooo:paragraph-rsid="000f674b" fo:background-color="#ffffff"/>
    </style:style>
    <style:style style:name="P15" style:family="paragraph" style:parent-style-name="Standard" style:list-style-name="L1">
      <style:text-properties officeooo:paragraph-rsid="000adf25"/>
    </style:style>
    <style:style style:name="P16" style:family="paragraph" style:parent-style-name="Standard">
      <style:text-properties fo:color="#c9211e" loext:opacity="100%" officeooo:rsid="000e32c4" officeooo:paragraph-rsid="000e32c4" fo:background-color="#ffffff"/>
    </style:style>
    <style:style style:name="P17" style:family="paragraph">
      <loext:graphic-properties draw:fill-color="#355269"/>
    </style:style>
    <style:style style:name="P18" style:family="paragraph">
      <style:text-properties fo:color="#000000" loext:opacity="100%" style:text-underline-style="long-dash" style:text-underline-width="auto" style:text-underline-color="#ff0000"/>
    </style:style>
    <style:style style:name="P19" style:family="paragraph">
      <style:text-properties fo:color="#000000" loext:opacity="100%" loext:color-lum-mod="100%" loext:color-lum-off="0%" style:text-underline-style="long-dash" style:text-underline-width="auto" style:text-underline-color="#ff0000"/>
    </style:style>
    <style:style style:name="P20" style:family="paragraph">
      <loext:graphic-properties draw:fill-color="#729fcf"/>
    </style:style>
    <style:style style:name="P21" style:family="paragraph">
      <style:text-properties style:text-underline-style="solid" style:text-underline-width="auto" style:text-underline-color="font-color"/>
    </style:style>
    <style:style style:name="P22" style:family="paragraph">
      <style:text-properties fo:font-size="12pt"/>
    </style:style>
    <style:style style:name="P23" style:family="paragraph">
      <style:paragraph-properties fo:text-align="center"/>
    </style:style>
    <style:style style:name="P24" style:family="paragraph">
      <style:paragraph-properties style:writing-mode="lr-tb"/>
      <style:text-properties fo:font-size="12pt"/>
    </style:style>
    <style:style style:name="P25" style:family="paragraph">
      <style:paragraph-properties fo:text-align="center"/>
      <style:text-properties fo:font-size="12pt"/>
    </style:style>
    <style:style style:name="P26" style:family="paragraph">
      <style:paragraph-properties style:writing-mode="lr-tb"/>
    </style:style>
    <style:style style:name="T1" style:family="text">
      <style:text-properties fo:font-variant="normal" fo:text-transform="none" style:font-name="Google Sans" fo:letter-spacing="normal" fo:font-style="normal" fo:font-weight="normal"/>
    </style:style>
    <style:style style:name="T2" style:family="text">
      <style:text-properties fo:font-variant="normal" fo:text-transform="none" style:font-name="Google Sans" fo:letter-spacing="normal" fo:font-style="normal" fo:font-weight="normal" fo:background-color="#ffff00" loext:char-shading-value="0"/>
    </style:style>
    <style:style style:name="T3" style:family="text">
      <style:text-properties fo:font-variant="normal" fo:text-transform="none" fo:color="#c9211e" loext:opacity="100%" style:font-name="Google Sans" fo:letter-spacing="normal" fo:font-style="normal" fo:font-weight="normal" fo:background-color="#ffff00" loext:char-shading-value="0"/>
    </style:style>
    <style:style style:name="T4" style:family="text">
      <style:text-properties fo:font-variant="normal" fo:text-transform="none" fo:color="#ff0000" loext:opacity="100%" style:font-name="Google Sans" fo:letter-spacing="normal" fo:font-style="normal" fo:font-weight="normal"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officeooo:rsid="000e32c4" fo:background-color="#ffff00" loext:char-shading-value="0"/>
    </style:style>
    <style:style style:name="T8" style:family="text">
      <style:text-properties fo:background-color="#ffffff" loext:char-shading-value="0"/>
    </style:style>
    <style:style style:name="T9" style:family="text">
      <style:text-properties officeooo:rsid="000adf25" fo:background-color="#ffffff" loext:char-shading-value="0"/>
    </style:style>
    <style:style style:name="T10" style:family="text">
      <style:text-properties fo:background-color="#ffff38" loext:char-shading-value="0"/>
    </style:style>
    <style:style style:name="T11" style:family="text"/>
    <style:style style:name="T12" style:family="text">
      <style:text-properties officeooo:rsid="000c2dfd"/>
    </style:style>
    <style:style style:name="T13" style:family="text">
      <style:text-properties officeooo:rsid="000cd9e0"/>
    </style:style>
    <style:style style:name="T14" style:family="text">
      <style:text-properties fo:color="#c9211e" loext:opacity="100%" fo:background-color="#ffff38" loext:char-shading-value="0"/>
    </style:style>
    <style:style style:name="T15" style:family="text">
      <style:text-properties fo:color="#c9211e" loext:opacity="100%" fo:background-color="#ffff38" loext:char-shading-value="0"/>
    </style:style>
    <style:style style:name="T16" style:family="text">
      <style:text-properties fo:color="#000000" loext:opacity="100%"/>
    </style:style>
    <style:style style:name="T17" style:family="text">
      <style:text-properties officeooo:rsid="000f674b"/>
    </style:style>
    <style:style style:name="T18" style:family="text">
      <style:text-properties fo:color="#000000" loext:opacity="100%" style:text-underline-style="long-dash" style:text-underline-width="auto" style:text-underline-color="#ff0000"/>
    </style:style>
    <style:style style:name="T19" style:family="text">
      <style:text-properties style:text-underline-style="none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ize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002cm" fo:min-width="0.06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355269" draw:textarea-horizontal-align="justify" draw:textarea-vertical-align="middle" draw:auto-grow-height="false" fo:min-height="0.967cm" fo:min-width="1.0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337cm" fo:min-width="1.5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355269" draw:textarea-horizontal-align="justify" draw:textarea-vertical-align="middle" draw:auto-grow-height="false" fo:min-height="0.979cm" fo:min-width="3.0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614cm" fo:min-width="3.94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993cm" fo:min-width="3.14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dash" draw:stroke-dash="Double_20_Dash" svg:stroke-width="0.101cm" svg:stroke-color="#ff0000" draw:marker-start-width="0.503cm" draw:marker-end-width="0.503cm" svg:stroke-linecap="butt" draw:fill-color="#729fcf" draw:textarea-horizontal-align="justify" draw:textarea-vertical-align="middle" draw:auto-grow-height="false" fo:min-height="0.968cm" fo:min-width="2.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919cm" fo:min-width="3.06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621cm" fo:min-width="0.2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textarea-horizontal-align="justify" draw:textarea-vertical-align="middle" draw:auto-grow-height="false" fo:min-height="0.58cm" fo:min-width="0.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967cm" fo:min-width="1.5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0.981cm" fo:min-width="1.48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822cm" fo:min-width="1.58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702cm" fo:min-width="1.5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1.244cm" fo:min-width="3.73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1.296cm" fo:min-width="3.28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1.191cm" fo:min-width="3.8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draw:textarea-horizontal-align="justify" draw:textarea-vertical-align="middle" draw:auto-grow-height="false" fo:min-height="1.175cm" fo:min-width="3.49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draw:textarea-horizontal-align="justify" draw:textarea-vertical-align="middle" draw:auto-grow-height="false" fo:min-height="1.191cm" fo:min-width="3.4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1.164cm" fo:min-width="3.4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1.244cm" fo:min-width="3.41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draw:textarea-horizontal-align="justify" draw:textarea-vertical-align="middle" draw:auto-grow-height="false" fo:min-height="1.244cm" fo:min-width="3.1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textarea-horizontal-align="justify" draw:textarea-vertical-align="middle" draw:auto-grow-height="false" fo:min-height="0.619cm" fo:min-width="0.3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textarea-horizontal-align="justify" draw:textarea-vertical-align="middle" draw:auto-grow-height="false" fo:min-height="0.619cm" fo:min-width="0.3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textarea-horizontal-align="justify" draw:textarea-vertical-align="middle" draw:auto-grow-height="false" fo:min-height="0.919cm" fo:min-width="1.4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draw:textarea-horizontal-align="justify" draw:textarea-vertical-align="middle" draw:auto-grow-height="false" fo:min-height="0.938cm" fo:min-width="1.19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8" style:family="graphic">
      <style:graphic-properties draw:textarea-horizontal-align="justify" draw:textarea-vertical-align="middle" draw:auto-grow-height="false" fo:min-height="0.728cm" fo:min-width="1.13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9" style:family="graphic">
      <style:graphic-properties draw:textarea-horizontal-align="justify" draw:textarea-vertical-align="middle" draw:auto-grow-height="false" fo:min-height="0.847cm" fo:min-width="2.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0" style:family="graphic">
      <style:graphic-properties draw:textarea-horizontal-align="justify" draw:textarea-vertical-align="middle" draw:auto-grow-height="false" fo:min-height="0.794cm" fo:min-width="2.7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1" style:family="graphic">
      <style:graphic-properties draw:textarea-horizontal-align="justify" draw:textarea-vertical-align="middle" draw:auto-grow-height="false" fo:min-height="0.9cm" fo:min-width="2.2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2" style:family="graphic">
      <style:graphic-properties draw:textarea-horizontal-align="justify" draw:textarea-vertical-align="middle" draw:auto-grow-height="false" fo:min-height="1.469cm" fo:min-width="1.9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3" style:family="graphic">
      <style:graphic-properties draw:textarea-horizontal-align="justify" draw:textarea-vertical-align="middle" draw:auto-grow-height="false" fo:min-height="1.337cm" fo:min-width="2.5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4" style:family="graphic">
      <style:graphic-properties draw:textarea-horizontal-align="justify" draw:textarea-vertical-align="middle" draw:auto-grow-height="false" fo:min-height="1.515cm" fo:min-width="2.69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5" style:family="graphic">
      <style:graphic-properties draw:textarea-horizontal-align="justify" draw:textarea-vertical-align="middle" draw:auto-grow-height="false" fo:min-height="1.561cm" fo:min-width="3.6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6" style:family="graphic">
      <style:graphic-properties draw:textarea-horizontal-align="justify" draw:textarea-vertical-align="middle" draw:auto-grow-height="false" fo:min-height="1.762cm" fo:min-width="3.47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7" style:family="graphic">
      <style:graphic-properties draw:textarea-horizontal-align="justify" draw:textarea-vertical-align="middle" draw:auto-grow-height="false" fo:min-height="1.64cm" fo:min-width="3.4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9" style:family="graphic">
      <style:graphic-properties draw:textarea-horizontal-align="justify" draw:textarea-vertical-align="middle" draw:auto-grow-height="false" fo:min-height="1.616cm" fo:min-width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textarea-horizontal-align="justify" draw:textarea-vertical-align="middle" draw:auto-grow-height="false" fo:min-height="1.762cm" fo:min-width="3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textarea-horizontal-align="justify" draw:textarea-vertical-align="middle" draw:auto-grow-height="false" fo:min-height="1.614cm" fo:min-width="3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textarea-horizontal-align="justify" draw:textarea-vertical-align="middle" draw:auto-grow-height="false" fo:min-height="1.773cm" fo:min-width="3.3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textarea-horizontal-align="justify" draw:textarea-vertical-align="middle" draw:auto-grow-height="false" fo:min-height="1.219cm" fo:min-width="3.3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textarea-horizontal-align="justify" draw:textarea-vertical-align="middle" draw:auto-grow-height="false" fo:min-height="1.18cm" fo:min-width="3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textarea-horizontal-align="justify" draw:textarea-vertical-align="middle" draw:auto-grow-height="false" fo:min-height="1.686cm" fo:min-width="3.8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textarea-horizontal-align="justify" draw:textarea-vertical-align="middle" draw:auto-grow-height="false" fo:min-height="1.139cm" fo:min-width="1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kcja 1 </text:p>
      <text:p text:style-name="P3"/>
      <text:p text:style-name="P1">TEMAT: Bloki występujące w diagramie E/R.</text:p>
      <text:p text:style-name="P1"/>
      <text:p text:style-name="P4"><text:span text:style-name="T3">Notacja UML</text:span><text:span text:style-name="T1"> (ang. Unified Modeling Language) umożliwia tworzenie diagramów przedstawiających różne punkty widzenia systemu. Jest przeznaczona do specyfikowania modelu obiektowego systemu informatycznego oraz kontekstu, w jakim system będzie używany na wybranym poziomie szczegółowości.</text:span> </text:p>
      <text:p text:style-name="P1"/>
      <text:p text:style-name="P6"/>
      <text:p text:style-name="P4"><text:span text:style-name="T4">Diagram związków encji</text:span><text:span text:style-name="T2"> </text:span><text:span text:style-name="T1">(ang. entity-relationship diagram – </text:span><text:span text:style-name="T2">ERD</text:span><text:span text:style-name="T1">) – rodzaj graficznego przedstawienia związków pomiędzy encjami używany w projektowaniu systemów informacyjnych do zademonstrowania konceptualnych modeli danych używanych w systemie.</text:span> </text:p>
      <text:p text:style-name="P1"/>
      <text:p text:style-name="P1"><text:span text:style-name="T5">Encja: </text:span><text:s/>jest to każdy przedmiot lub obiekt, który jesteśmy w stanie odrożnić od innych obiektów. Encje są wzajemnie wykluczające.</text:p>
      <text:p text:style-name="P1"/>
      <text:p text:style-name="P1">Przykład:</text:p>
      <text:p text:style-name="P1"/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2">Klient </text:p>
          </table:table-cell>
          <table:table-cell table:style-name="Tabela1.A1" office:value-type="string">
            <text:p text:style-name="P2">Zamówienia</text:p>
          </table:table-cell>
          <table:table-cell table:style-name="Tabela1.C1" office:value-type="string">
            <text:p text:style-name="P2">Książka</text:p>
          </table:table-cell>
        </table:table-row>
      </table:table>
      <text:p text:style-name="P1"/>
      <text:p text:style-name="P1">Encje które są podobne do siebie (przez atrybuty) grupujemy w związki encji.</text:p>
      <text:p text:style-name="P1"/>
      <text:p text:style-name="P5">Atrybut: <text:s/><text:span text:style-name="T8">Są to cechy każdej encji. Zestaw atrybutów, które określamy dla encji zależy od potrzeb bazy danych.</text:span></text:p>
      <text:p text:style-name="P7">encja: samochód</text:p>
      <text:p text:style-name="P7">atrybuty : kolor, masa, marka</text:p>
      <text:p text:style-name="P7"/>
      <text:p text:style-name="P7"><text:span text:style-name="T5">Prostokąt: </text:span>encja lub zbiór encji. W środku musi być ich nazwa lub nazwa zbioru encji.</text:p>
      <text:p text:style-name="P7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">Samochód</text:p>
          </table:table-cell>
        </table:table-row>
      </table:table>
      <text:p text:style-name="P7"/>
      <text:p text:style-name="P7"><text:span text:style-name="T10">Elipsa:</text:span> Atrybut. W środku podajemy jej nazwę (WAŻNE! wpisujemy nazwę encji lub ich zbiorów,a nie wartość)</text:p>
      <text:p text:style-name="P7"><draw:custom-shape text:anchor-type="paragraph" draw:z-index="1" draw:name="Kształt 2" draw:style-name="gr45" draw:text-style-name="P26" svg:width="5.451cm" svg:height="2.382cm" svg:x="5.405cm" svg:y="0.282cm"><text:p text:style-name="P26">Kolor,model,marka itp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>Związek (zwany inaczej relacją) jest to połączenie logiczne pomiędzy encjami. Musi być nazwany(nazwę wpisujemy w środku). </text:p>
      <text:p text:style-name="P7">Ważne jest określenie typu liczebności. Określenie to ma kształt linii (w różnej formie). Strzałek symboli graficznych </text:p>
      <text:p text:style-name="P7"><draw:custom-shape text:anchor-type="paragraph" draw:z-index="0" draw:name="Kształt 1" draw:style-name="gr46" draw:text-style-name="P26" svg:width="3.096cm" svg:height="2.276cm" svg:x="6.648cm" svg:y="0.312cm"><text:p text:style-name="P26">Wynaje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2" draw:name="Kształt 3" draw:style-name="gr44" draw:text-style-name="P26" svg:width="4.552cm" svg:height="1.668cm" svg:x="2.124cm" svg:y="0.557cm"><text:p text:style-name="P26"><text:s text:c="3"/>CHARAKT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Kształt 4" draw:style-name="gr43" draw:text-style-name="P26" svg:width="4.763cm" svg:height="1.721cm" svg:x="10.141cm" svg:y="0.584cm"><text:p text:style-name="P26">KOLOR WŁOSÓW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Kształt 5" draw:style-name="gr42" draw:text-style-name="P26" svg:width="3.387cm" svg:height="1.773cm" svg:x="6.833cm" svg:y="2.674cm"><text:p text:style-name="P26"><text:s text:c="5"/>CZŁOWIEK</text:p><draw:enhanced-geometry svg:viewBox="0 0 21600 21600" draw:type="rectangle" draw:enhanced-path="M 0 0 L 21600 0 21600 21600 0 21600 0 0 Z N"/></draw:custom-shape><draw:line text:anchor-type="paragraph" draw:z-index="5" draw:name="Linia 1" draw:style-name="gr38" draw:text-style-name="P23" svg:x1="10.22cm" svg:y1="2.674cm" svg:x2="10.829cm" svg:y2="2.011cm"><text:p/></draw:line><draw:line text:anchor-type="paragraph" draw:z-index="6" draw:name="Linia 2" draw:style-name="gr38" draw:text-style-name="P23" svg:x1="6.833cm" svg:y1="2.674cm" svg:x2="6.145cm" svg:y2="1.931cm"><text:p/></draw:line><text:soft-page-break/>Przykład połączenia encji z atrybutami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text:style-name="L1">
        <text:list-item>
          <text:p text:style-name="P15"><text:span text:style-name="T9">Przykład pomiędzy encjami: </text:span></text:p>
        </text:list-item>
      </text:list>
      <text:p text:style-name="P7"><draw:custom-shape text:anchor-type="paragraph" draw:z-index="9" draw:name="Kształt 8" draw:style-name="gr39" draw:text-style-name="P26" svg:width="3.705cm" svg:height="3.229cm" svg:x="6.648cm" svg:y="0.005cm"><text:p text:style-name="P26">POSIAD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7"><draw:custom-shape text:anchor-type="paragraph" draw:z-index="7" draw:name="Kształt 6" draw:style-name="gr41" draw:text-style-name="P26" svg:width="3.573cm" svg:height="1.615cm" svg:x="1.78cm" svg:y="0.233cm"><text:p text:style-name="P26"><text:s text:c="5"/>CZŁOWIEK</text:p><draw:enhanced-geometry svg:viewBox="0 0 21600 21600" draw:type="rectangle" draw:enhanced-path="M 0 0 L 21600 0 21600 21600 0 21600 0 0 Z N"/></draw:custom-shape><draw:custom-shape text:anchor-type="paragraph" draw:z-index="8" draw:name="Kształt 7" draw:style-name="gr40" draw:text-style-name="P26" svg:width="3.502cm" svg:height="1.763cm" svg:x="11.799cm" svg:y="0.092cm"><text:p text:style-name="P26"><text:s text:c="11"/>DOM</text:p><draw:enhanced-geometry svg:viewBox="0 0 21600 21600" draw:type="rectangle" draw:enhanced-path="M 0 0 L 21600 0 21600 21600 0 21600 0 0 Z N"/></draw:custom-shape></text:p>
      <text:p text:style-name="P8"><draw:line text:anchor-type="paragraph" draw:z-index="10" draw:name="Linia 3" draw:style-name="gr38" draw:text-style-name="P23" svg:x1="10.352cm" svg:y1="0.672cm" svg:x2="11.798cm" svg:y2="0.672cm"><text:p/></draw:line><draw:line text:anchor-type="paragraph" draw:z-index="11" draw:name="Linia pozioma 1" draw:style-name="gr38" draw:text-style-name="P23" svg:x1="5.352cm" svg:y1="0.646cm" svg:x2="6.648cm" svg:y2="0.646cm"><text:p/></draw:line><draw:custom-shape text:anchor-type="paragraph" draw:z-index="12" draw:name="Kształt 9" draw:style-name="gr37" svg:width="3.44cm" svg:height="1.641cm" svg:x="6.78cm" svg:y="4.35cm"><text:p><text:s text:c="5"/>Mieszkanie</text:p><draw:enhanced-geometry svg:viewBox="0 0 21600 21600" draw:type="rectangle" draw:enhanced-path="M 0 0 L 21600 0 21600 21600 0 21600 0 0 Z N"/></draw:custom-shape><draw:custom-shape text:anchor-type="paragraph" draw:z-index="13" draw:name="Kształt 10" draw:style-name="gr36" svg:width="3.476cm" svg:height="1.763cm" svg:x="0.369cm" svg:y="7.146cm"><text:p><text:s text:c="6"/>Właściciel</text:p><draw:enhanced-geometry svg:viewBox="0 0 21600 21600" draw:type="rectangle" draw:enhanced-path="M 0 0 L 21600 0 21600 21600 0 21600 0 0 Z N"/></draw:custom-shape><draw:custom-shape text:anchor-type="paragraph" draw:z-index="14" draw:name="Kształt 11" draw:style-name="gr35" svg:width="3.678cm" svg:height="1.562cm" svg:x="12.972cm" svg:y="7.657cm"><text:p><text:s text:c="9"/>Najemca</text:p><draw:enhanced-geometry svg:viewBox="0 0 21600 21600" draw:type="rectangle" draw:enhanced-path="M 0 0 L 21600 0 21600 21600 0 21600 0 0 Z N"/></draw:custom-shape><draw:custom-shape text:anchor-type="paragraph" draw:z-index="15" draw:name="Kształt 12" draw:style-name="gr34" svg:width="3.811cm" svg:height="2.144cm" svg:x="3.394cm" svg:y="10.409cm"><text:p><text:s text:c="4"/>Od kiedy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Kształt 14" draw:style-name="gr32" svg:width="3.89cm" svg:height="2.938cm" svg:x="6.516cm" svg:y="6.89cm"><text:p>Wynajmuj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8" draw:name="Linia 4" draw:style-name="gr10" draw:text-style-name="P23" svg:x1="10.405cm" svg:y1="8.345cm" svg:x2="12.971cm" svg:y2="8.319cm"><text:p/></draw:line><draw:line text:anchor-type="paragraph" draw:z-index="19" draw:name="Linia 5" draw:style-name="gr10" draw:text-style-name="P23" svg:x1="6.516cm" svg:y1="8.292cm" svg:x2="3.844cm" svg:y2="8.186cm"><text:p/></draw:line><draw:line text:anchor-type="paragraph" draw:z-index="20" draw:name="Linia 6" draw:style-name="gr10" draw:text-style-name="P23" svg:x1="7.839cm" svg:y1="9.35cm" svg:x2="6.595cm" svg:y2="10.699cm"><text:p/></draw:line><draw:line text:anchor-type="paragraph" draw:z-index="21" draw:name="Linia 7" draw:style-name="gr10" draw:text-style-name="P23" svg:x1="9.267cm" svg:y1="9.192cm" svg:x2="10.722cm" svg:y2="10.541cm"><text:p/></draw:line><draw:line text:anchor-type="paragraph" draw:z-index="22" draw:name="Linia pionowa 1" draw:style-name="gr10" draw:text-style-name="P23" svg:x1="8.447cm" svg:y1="5.99cm" svg:x2="8.447cm" svg:y2="6.89cm"><text:p/></draw: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><draw:custom-shape text:anchor-type="paragraph" draw:z-index="16" draw:name="Kształt 13" draw:style-name="gr33" draw:text-style-name="P24" svg:width="3.546cm" svg:height="1.888cm" svg:x="9.453cm" svg:y="7.133cm"><text:p text:style-name="P24"><text:span text:style-name="T21"><text:s text:c="3"/></text:span><text:span text:style-name="T21">Do kiedy 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Kształt 15" draw:style-name="gr31" svg:width="2.276cm" svg:height="0.9cm" svg:x="6.78cm" svg:y="10.811cm"><text:p><text:s text:c="6"/>Auto </text:p><draw:enhanced-geometry svg:viewBox="0 0 21600 21600" draw:type="rectangle" draw:enhanced-path="M 0 0 L 21600 0 21600 21600 0 21600 0 0 Z N"/></draw:custom-shape><text:s text:c="6"/>Związki mogą posiadać również atrybuty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Mój przykład:</text:p>
      <text:p text:style-name="P8"><draw:custom-shape text:anchor-type="paragraph" draw:z-index="24" draw:name="Kształt 16" draw:style-name="gr30" svg:width="2.726cm" svg:height="0.795cm" svg:x="2.441cm" svg:y="1.201cm"><text:p><text:s text:c="6"/>Klient</text:p><draw:enhanced-geometry svg:viewBox="0 0 21600 21600" draw:type="rectangle" draw:enhanced-path="M 0 0 L 21600 0 21600 21600 0 21600 0 0 Z N"/></draw:custom-shape><draw:custom-shape text:anchor-type="paragraph" draw:z-index="25" draw:name="Kształt 17" draw:style-name="gr29" svg:width="2.911cm" svg:height="0.847cm" svg:x="9.876cm" svg:y="1.254cm"><text:p><text:s text:c="4"/>Właściciel</text:p><draw:enhanced-geometry svg:viewBox="0 0 21600 21600" draw:type="rectangle" draw:enhanced-path="M 0 0 L 21600 0 21600 21600 0 21600 0 0 Z N"/></draw:custom-shape><draw:custom-shape text:anchor-type="paragraph" draw:z-index="26" draw:name="Kształt 18" draw:style-name="gr28" svg:width="2.276cm" svg:height="1.456cm" svg:x="6.595cm" svg:y="1.228cm"><text:p>Kupuj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27" draw:name="Kształt 21" draw:style-name="gr27" svg:width="1.694cm" svg:height="1.324cm" svg:x="8.58cm" svg:y="3.265cm"><text:p><text:s/>Kiedy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Kształt 20" draw:style-name="gr26" svg:width="1.985cm" svg:height="1.297cm" svg:x="4.902cm" svg:y="3.159cm"><text:p><text:s text:c="2"/>Za i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Linia 8" draw:style-name="gr10" draw:text-style-name="P23" svg:x1="7.68cm" svg:y1="0.513cm" svg:x2="7.627cm" svg:y2="1.227cm"><text:p/></draw:line><draw:line text:anchor-type="paragraph" draw:z-index="30" draw:name="Linia 9" draw:style-name="gr10" draw:text-style-name="P23" svg:x1="8.632cm" svg:y1="1.995cm" svg:x2="9.876cm" svg:y2="1.889cm"><text:p/></draw:line><draw:line text:anchor-type="paragraph" draw:z-index="31" draw:name="Linia 10" draw:style-name="gr10" draw:text-style-name="P23" svg:x1="7.971cm" svg:y1="2.471cm" svg:x2="9.135cm" svg:y2="3.397cm"><text:p/></draw:line><draw:line text:anchor-type="paragraph" draw:z-index="32" draw:name="Linia 11" draw:style-name="gr10" draw:text-style-name="P23" svg:x1="6.463cm" svg:y1="3.344cm" svg:x2="7.177cm" svg:y2="2.365cm"><text:p/></draw:line><draw:line text:anchor-type="paragraph" draw:z-index="33" draw:name="Linia pozioma 2" draw:style-name="gr10" draw:text-style-name="P23" svg:x1="17.231cm" svg:y1="2.709cm" svg:x2="17.363cm" svg:y2="2.709cm"><text:p/></draw:line><draw:line text:anchor-type="paragraph" draw:z-index="34" draw:name="Linia 12" draw:style-name="gr10" draw:text-style-name="P23" svg:x1="6.595cm" svg:y1="1.942cm" svg:x2="5.166cm" svg:y2="1.81cm"><text:p/></draw:line><text:s text:c="2"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"><text:soft-page-break/></text:p>
      <text:p text:style-name="P8"><text:span text:style-name="T6">Liczebność:</text:span> Określa z iloma wystąpieniami <text:s/>danego obiektu (encji) można połączyć <text:s text:c="5"/>występowanie innego obiektu.</text:p>
      <text:p text:style-name="P8">Podstawowe liczebności:</text:p>
      <text:p text:style-name="P8">Jeden do jednego (1 : 1);</text:p>
      <text:p text:style-name="P8">Jeden do wielu (1 : N);</text:p>
      <text:p text:style-name="P8">Wiele do wielu (N : N);</text:p>
      <text:p text:style-name="P8"/>
      <text:p text:style-name="P8">Oznaczenie graficzne w inny sposób:</text:p>
      <text:p text:style-name="P8"><draw:line text:anchor-type="paragraph" draw:z-index="35" draw:name="Linia 13" draw:style-name="gr10" draw:text-style-name="P23" svg:x1="0.272cm" svg:y1="0.606cm" svg:x2="7.786cm" svg:y2="0.58cm"><text:p/></draw:line><draw:line text:anchor-type="paragraph" draw:z-index="36" draw:name="Linia 14" draw:style-name="gr10" draw:text-style-name="P23" svg:x1="1.224cm" svg:y1="0.131cm" svg:x2="1.25cm" svg:y2="1.031cm"><text:p/></draw:line><draw:line text:anchor-type="paragraph" draw:z-index="37" draw:name="Linia 15" draw:style-name="gr10" draw:text-style-name="P23" svg:x1="6.675cm" svg:y1="0.21cm" svg:x2="6.701cm" svg:y2="1.11cm"><text:p/></draw:line><draw:line text:anchor-type="paragraph" draw:z-index="49" draw:name="Linia pozioma 5" draw:style-name="gr10" draw:text-style-name="P23" svg:x1="10.776cm" svg:y1="0.792cm" svg:x2="12.946cm" svg:y2="0.792cm"><text:p/></draw:line><draw:line text:anchor-type="paragraph" draw:z-index="50" draw:name="Linia pionowa 4" draw:style-name="gr10" draw:text-style-name="P25" svg:x1="12.284cm" svg:y1="0.315cm" svg:x2="12.284cm" svg:y2="1.272cm"><text:p/></draw:line><text:tab/><text:tab/><text:tab/><text:tab/><text:tab/><text:tab/><text:tab/><text:tab/><text:tab/><text:tab/><text:tab/><text:tab/><text:tab/><text:tab/><text:tab/><text:tab/><text:tab/><text:tab/><text:tab/><text:tab/><text:span text:style-name="T12">inaczej : <text:s/></text:span><text:tab/><text:tab/><text:tab/><text:tab/><text:tab/><text:tab/> <text:s text:c="9"/>jeden do jednego </text:p>
      <text:p text:style-name="P8"/>
      <text:p text:style-name="P9"><draw:line text:anchor-type="paragraph" draw:z-index="38" draw:name="Linia pozioma 3" draw:style-name="gr10" draw:text-style-name="P23" svg:x1="0.43cm" svg:y1="1.173cm" svg:x2="2.494cm" svg:y2="1.173cm"><text:p/></draw:line><draw:line text:anchor-type="paragraph" draw:z-index="39" draw:name="Linia 16" draw:style-name="gr10" draw:text-style-name="P23" svg:x1="1.991cm" svg:y1="0.75cm" svg:x2="1.965cm" svg:y2="1.703cm"><text:p/></draw:line><draw:custom-shape text:anchor-type="paragraph" draw:z-index="40" draw:name="Kształt 19" draw:style-name="gr25" svg:width="0.53cm" svg:height="0.874cm" svg:x="0.748cm" svg:y="0.7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1" draw:name="Linia pozioma 4" draw:style-name="gr10" draw:text-style-name="P23" svg:x1="0.272cm" svg:y1="3.184cm" svg:x2="2.389cm" svg:y2="3.184cm"><text:p/></draw:line><draw:line text:anchor-type="paragraph" draw:z-index="42" draw:name="Linia pionowa 2" draw:style-name="gr10" draw:text-style-name="P23" svg:x1="1.7cm" svg:y1="2.681cm" svg:x2="1.7cm" svg:y2="3.686cm"><text:p/></draw:line><draw:line text:anchor-type="paragraph" draw:z-index="43" draw:name="Linia 17" draw:style-name="gr10" draw:text-style-name="P23" svg:x1="1.7cm" svg:y1="3.184cm" svg:x2="2.335cm" svg:y2="2.628cm"><text:p/></draw:line><draw:line text:anchor-type="paragraph" draw:z-index="44" draw:name="Linia 18" draw:style-name="gr10" draw:text-style-name="P23" svg:x1="1.7cm" svg:y1="3.184cm" svg:x2="2.388cm" svg:y2="3.74cm"><text:p/></draw:line><text:s text:c="3"/><text:span text:style-name="T12">to o to jest Zero!!!!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5"/><text:span text:style-name="T12">powiązanie jednokrotne,opcjonalnie(jeden lub zero);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3"/>powiązanie wielokrotne, obowiązkowe( co najmniej jeden);</text:span></text:p>
      <text:p text:style-name="P8"/>
      <text:p text:style-name="P8"/>
      <text:p text:style-name="P10"><draw:line text:anchor-type="paragraph" draw:z-index="45" draw:name="Linia 19" draw:style-name="gr10" draw:text-style-name="P23" svg:x1="0.351cm" svg:y1="1.289cm" svg:x2="2.6cm" svg:y2="1.315cm"><text:p/></draw:line><draw:line text:anchor-type="paragraph" draw:z-index="46" draw:name="Linia 20" draw:style-name="gr10" draw:text-style-name="P23" svg:x1="1.833cm" svg:y1="1.316cm" svg:x2="2.653cm" svg:y2="0.681cm"><text:p/></draw:line><draw:line text:anchor-type="paragraph" draw:z-index="47" draw:name="Linia 21" draw:style-name="gr10" draw:text-style-name="P23" svg:x1="1.833cm" svg:y1="1.316cm" svg:x2="2.547cm" svg:y2="1.951cm"><text:p/></draw:line><draw:custom-shape text:anchor-type="paragraph" draw:z-index="48" draw:name="Kształt 22" draw:style-name="gr24" svg:width="0.477cm" svg:height="0.874cm" svg:x="1.118cm" svg:y="0.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 text:c="4"/><text:span text:style-name="T12">powiązanie wielokrotne, opcjonalnie (zero lub więcej);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0"><text:span text:style-name="T13">Symbole traktujemy następująco: encja może być powiązana z taką liczbą encji na jaką wskazuje znak leżący przy drugim zbiorze encji </text:span></text:p>
      <text:p text:style-name="P11"/>
      <text:p text:style-name="P11"><draw:custom-shape text:anchor-type="paragraph" draw:z-index="51" draw:name="Kształt 23" draw:style-name="gr23" svg:width="3.149cm" svg:height="1.244cm" svg:x="0.695cm" svg:y="3.268cm"><text:p><text:s text:c="6"/>Konkurs</text:p><draw:enhanced-geometry svg:viewBox="0 0 21600 21600" draw:type="rectangle" draw:enhanced-path="M 0 0 L 21600 0 21600 21600 0 21600 0 0 Z N"/></draw:custom-shape><draw:custom-shape text:anchor-type="paragraph" draw:z-index="52" draw:name="Kształt 24" draw:style-name="gr22" svg:width="3.414cm" svg:height="1.244cm" svg:x="9.955cm" svg:y="3.337cm"><text:p><text:s text:c="6"/>Zwycięzca</text:p><draw:enhanced-geometry svg:viewBox="0 0 21600 21600" draw:type="rectangle" draw:enhanced-path="M 0 0 L 21600 0 21600 21600 0 21600 0 0 Z N"/></draw:custom-shape><draw:custom-shape text:anchor-type="paragraph" draw:z-index="53" draw:name="Kształt 25" draw:style-name="gr21" svg:width="3.414cm" svg:height="1.165cm" svg:x="0.669cm" svg:y="6.047cm"><text:p><text:s text:c="7"/>Organizm </text:p><draw:enhanced-geometry svg:viewBox="0 0 21600 21600" draw:type="rectangle" draw:enhanced-path="M 0 0 L 21600 0 21600 21600 0 21600 0 0 Z N"/></draw:custom-shape><draw:custom-shape text:anchor-type="paragraph" draw:z-index="54" draw:name="Kształt 26" draw:style-name="gr20" svg:width="3.414cm" svg:height="1.191cm" svg:x="10.035cm" svg:y="5.994cm"><text:p><text:s text:c="9"/>Organy</text:p><draw:enhanced-geometry svg:viewBox="0 0 21600 21600" draw:type="rectangle" draw:enhanced-path="M 0 0 L 21600 0 21600 21600 0 21600 0 0 Z N"/></draw:custom-shape><draw:custom-shape text:anchor-type="paragraph" draw:z-index="55" draw:name="Kształt 27" draw:style-name="gr19" svg:width="3.493cm" svg:height="1.176cm" svg:x="0.642cm" svg:y="8.841cm"><text:p><text:s text:c="7"/>Śmietnik </text:p><draw:enhanced-geometry svg:viewBox="0 0 21600 21600" draw:type="rectangle" draw:enhanced-path="M 0 0 L 21600 0 21600 21600 0 21600 0 0 Z N"/></draw:custom-shape><draw:custom-shape text:anchor-type="paragraph" draw:z-index="56" draw:name="Kształt 28" draw:style-name="gr18" svg:width="3.864cm" svg:height="1.191cm" svg:x="10.141cm" svg:y="8.798cm"><text:p><text:s text:c="12"/>Śmieci</text:p><draw:enhanced-geometry svg:viewBox="0 0 21600 21600" draw:type="rectangle" draw:enhanced-path="M 0 0 L 21600 0 21600 21600 0 21600 0 0 Z N"/></draw:custom-shape><draw:custom-shape text:anchor-type="paragraph" draw:z-index="57" draw:name="Kształt 29" draw:style-name="gr17" svg:width="3.282cm" svg:height="1.297cm" svg:x="0.721cm" svg:y="1.02cm"><text:p><text:s text:c="5"/>Prezydent </text:p><draw:enhanced-geometry svg:viewBox="0 0 21600 21600" draw:type="rectangle" draw:enhanced-path="M 0 0 L 21600 0 21600 21600 0 21600 0 0 Z N"/></draw:custom-shape><draw:custom-shape text:anchor-type="paragraph" draw:z-index="58" draw:name="Kształt 30" draw:style-name="gr16" svg:width="3.731cm" svg:height="1.244cm" svg:x="9.902cm" svg:y="0.914cm"><text:p><text:s text:c="10"/>Państwo</text:p><draw:enhanced-geometry svg:viewBox="0 0 21600 21600" draw:type="rectangle" draw:enhanced-path="M 0 0 L 21600 0 21600 21600 0 21600 0 0 Z N"/></draw:custom-shape><draw:custom-shape text:anchor-type="paragraph" draw:z-index="59" draw:name="Kształt 31" draw:style-name="gr15" svg:width="3.017cm" svg:height="1.403cm" svg:x="5.246cm" svg:y="0.94cm"><text:p>Urzęduje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0" draw:name="Kształt 32" draw:style-name="gr14" draw:text-style-name="P24" svg:width="3.176cm" svg:height="1.645cm" svg:x="5.299cm" svg:y="3.11cm"><text:p text:style-name="P24"><text:span text:style-name="T21">Wygryw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1" draw:name="Kształt 34" draw:style-name="gr13" svg:width="2.964cm" svg:height="1.959cm" svg:x="5.749cm" svg:y="8.481cm"><text:p>Zawier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62" draw:name="Kształt 33" draw:style-name="gr12" svg:width="3.096cm" svg:height="1.932cm" svg:x="5.484cm" svg:y="5.57cm"><text:p>Posiada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3" draw:name="Linia pozioma 6" draw:style-name="gr10" draw:text-style-name="P23" svg:x1="4.002cm" svg:y1="1.655cm" svg:x2="5.246cm" svg:y2="1.655cm"><text:p/></draw:line><draw:line text:anchor-type="paragraph" draw:z-index="64" draw:name="Linia pozioma 7" draw:style-name="gr10" draw:text-style-name="P23" svg:x1="8.262cm" svg:y1="1.602cm" svg:x2="9.902cm" svg:y2="1.602cm"><text:p/></draw:line><draw:line text:anchor-type="paragraph" draw:z-index="65" draw:name="Linia pionowa 3" draw:style-name="gr10" draw:text-style-name="P23" svg:x1="9.532cm" svg:y1="1.125cm" svg:x2="9.532cm" svg:y2="2.236cm"><text:p/></draw:line><draw:line text:anchor-type="paragraph" draw:z-index="66" draw:name="Linia pionowa 5" draw:style-name="gr10" draw:text-style-name="P23" svg:x1="4.24cm" svg:y1="1.205cm" svg:x2="4.24cm" svg:y2="2.21cm"><text:p/></draw:line><draw:line text:anchor-type="paragraph" draw:z-index="67" draw:name="Linia pozioma 8" draw:style-name="gr10" draw:text-style-name="P23" svg:x1="8.474cm" svg:y1="3.956cm" svg:x2="9.956cm" svg:y2="3.956cm"><text:p/></draw:line><draw:line text:anchor-type="paragraph" draw:z-index="68" draw:name="Linia 22" draw:style-name="gr10" draw:text-style-name="P23" svg:x1="5.299cm" svg:y1="3.93cm" svg:x2="3.844cm" svg:y2="3.988cm"><text:p/></draw:line><draw:line text:anchor-type="paragraph" draw:z-index="69" draw:name="Linia pozioma 9" draw:style-name="gr10" draw:text-style-name="P23" svg:x1="8.58cm" svg:y1="6.549cm" svg:x2="10.009cm" svg:y2="6.549cm"><text:p/></draw:line><draw:line text:anchor-type="paragraph" draw:z-index="70" draw:name="Linia pozioma 10" draw:style-name="gr10" draw:text-style-name="P23" svg:x1="5.484cm" svg:y1="6.523cm" svg:x2="4.082cm" svg:y2="6.523cm"><text:p/></draw:line><draw:line text:anchor-type="paragraph" draw:z-index="71" draw:name="Linia 23" draw:style-name="gr10" draw:text-style-name="P23" svg:x1="8.712cm" svg:y1="9.406cm" svg:x2="10.141cm" svg:y2="9.38cm"><text:p/></draw:line><draw:line text:anchor-type="paragraph" draw:z-index="72" draw:name="Linia pozioma 11" draw:style-name="gr10" draw:text-style-name="P23" svg:x1="5.749cm" svg:y1="9.407cm" svg:x2="4.135cm" svg:y2="9.407cm"><text:p/></draw:line><draw:line text:anchor-type="paragraph" draw:z-index="73" draw:name="Linia pionowa 6" draw:style-name="gr10" draw:text-style-name="P23" svg:x1="4.373cm" svg:y1="3.454cm" svg:x2="4.373cm" svg:y2="4.433cm"><text:p/></draw:line><draw:line text:anchor-type="paragraph" draw:z-index="74" draw:name="Linia pionowa 7" draw:style-name="gr10" draw:text-style-name="P23" svg:x1="9.559cm" svg:y1="3.374cm" svg:x2="9.559cm" svg:y2="4.406cm"><text:p/></draw:line><draw:custom-shape text:anchor-type="paragraph" draw:z-index="75" draw:name="Kształt 35" draw:style-name="gr11" svg:width="0.398cm" svg:height="0.821cm" svg:x="8.95cm" svg:y="3.6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76" draw:name="Linia pionowa 8" draw:style-name="gr10" draw:text-style-name="P23" svg:x1="4.426cm" svg:y1="6.02cm" svg:x2="4.426cm" svg:y2="6.973cm"><text:p/></draw:line><draw:line text:anchor-type="paragraph" draw:z-index="77" draw:name="Linia pionowa 9" draw:style-name="gr10" draw:text-style-name="P23" svg:x1="9.479cm" svg:y1="5.994cm" svg:x2="9.479cm" svg:y2="7.105cm"><text:p/></draw:line><draw:line text:anchor-type="paragraph" draw:z-index="78" draw:name="Przekątna 1" draw:style-name="gr10" draw:text-style-name="P23" svg:x1="9.479cm" svg:y1="6.55cm" svg:x2="10.035cm" svg:y2="5.994cm"><text:p/></draw:line><draw:line text:anchor-type="paragraph" draw:z-index="79" draw:name="Przekątna 2" draw:style-name="gr10" draw:text-style-name="P23" svg:x1="9.479cm" svg:y1="6.549cm" svg:x2="10.008cm" svg:y2="7.078cm"><text:p/></draw:line><draw:line text:anchor-type="paragraph" draw:z-index="80" draw:name="Linia pionowa 10" draw:style-name="gr10" draw:text-style-name="P23" svg:x1="4.505cm" svg:y1="8.878cm" svg:x2="4.505cm" svg:y2="9.857cm"><text:p/></draw:line><draw:line text:anchor-type="paragraph" draw:z-index="81" draw:name="Przekątna 3" draw:style-name="gr10" draw:text-style-name="P23" svg:x1="9.585cm" svg:y1="9.407cm" svg:x2="10.141cm" svg:y2="8.851cm"><text:p/></draw:line><draw:line text:anchor-type="paragraph" draw:z-index="82" draw:name="Linia 24" draw:style-name="gr10" draw:text-style-name="P23" svg:x1="9.585cm" svg:y1="9.407cm" svg:x2="10.141cm" svg:y2="9.989cm"><text:p/></draw:line><draw:custom-shape text:anchor-type="paragraph" draw:z-index="83" draw:name="Kształt 36" draw:style-name="gr9" draw:text-style-name="P22" svg:width="0.32cm" svg:height="0.876cm" svg:x="9.266cm" svg:y="8.9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rzykłady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 <text:s text:c="10"/><text:span text:style-name="T7">Typy atrybutów:</text:span></text:p>
      <text:p text:style-name="P12"><text:span text:style-name="T6"/></text:p>
      <text:p text:style-name="P12"><text:span text:style-name="T15">- kluczowe:</text:span><text:span text:style-name="T11"> tworzy klucz encji. Jednoznacznie identyfikuje encję, nie może być dwóch encji z taka sama wartością atrybutów kluczowych. Klucz może być pojedynczym atrybutem lub ich zbiorem. Encja może mieć wiele kluczy. Wówczas jeden to klucz główny, pozostałe klucze alternatywne.</text:span></text:p>
      <text:p text:style-name="P12"><draw:custom-shape text:anchor-type="paragraph" draw:z-index="84" draw:name="Kształt 37" draw:style-name="gr8" draw:text-style-name="P21" svg:width="4.34cm" svg:height="1.297cm" svg:x="5.881cm" svg:y="0.45cm"><text:p><text:span text:style-name="T19"><text:s text:c="10"/></text:span><text:span text:style-name="T20">Klucz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2"/>
      <text:p text:style-name="P12"/>
      <text:p text:style-name="P12"/>
      <text:p text:style-name="P12"/>
      <text:p text:style-name="P13"><text:span text:style-name="T14">- pochodne:</text:span><text:span text:style-name="T10"> </text:span>używa się je do przedstawiania informacji, które obliczyć można z danych w bazie, ale trzeba reprezentować je w modelu np.: średnia ocen publikowanego materiału wyliczana na podstawie liczby głosów oddanych przez czytelników.</text:p>
      <text:p text:style-name="P13"/>
      <text:p text:style-name="P13"><draw:custom-shape text:anchor-type="paragraph" draw:z-index="85" draw:name="Kształt 38" draw:style-name="gr7" draw:text-style-name="P20" svg:width="4.366cm" svg:height="1.509cm" svg:x="5.907cm" svg:y="0.011cm"><text:p>Atrybut pochodny 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3"/>
      <text:p text:style-name="P13"/>
      <text:p text:style-name="P16"/>
      <text:p text:style-name="P16"><text:span text:style-name="T10">- częściowe:</text:span><text:span text:style-name="T16"> to samo co normalne klucze ale samo dzielnie nie identyfikują encji. Występują w kluczach które są tworzone z atrybutów innych encji i występują wyłącznie w słabych encjach.</text:span></text:p>
      <text:p text:style-name="P14"><draw:custom-shape text:anchor-type="paragraph" draw:z-index="86" draw:name="Kształt 39" draw:style-name="gr6" draw:text-style-name="P19" svg:width="4.446cm" svg:height="1.403cm" svg:x="5.801cm" svg:y="0.397cm"><text:p text:style-name="P18"><text:span text:style-name="T18">Klucz częściowy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name="Kształt 40" draw:style-name="gr5" svg:width="3.943cm" svg:height="1.615cm" svg:x="5.854cm" svg:y="3.678cm"><text:p/><draw:enhanced-geometry svg:viewBox="0 0 21600 21600" draw:type="rectangle" draw:enhanced-path="M 0 0 L 21600 0 21600 21600 0 21600 0 0 Z N"/></draw:custom-shape><draw:custom-shape text:anchor-type="paragraph" draw:z-index="88" draw:name="Kształt 41" draw:style-name="gr4" draw:text-style-name="P17" svg:width="3.07cm" svg:height="0.98cm" svg:x="6.278cm" svg:y="3.995cm"><text:p><text:s text:c="4"/>Słaba encja</text:p><draw:enhanced-geometry svg:viewBox="0 0 21600 21600" draw:type="rectangle" draw:enhanced-path="M 0 0 L 21600 0 21600 21600 0 21600 0 0 Z N"/></draw:custom-shap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 <text:s/><text:span text:style-name="T17">Słaba encja – to typ encji, których klucze składają się częściowo z atrybutów kluczowych innych encji.</text:span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"><draw:custom-shape text:anchor-type="paragraph" draw:z-index="89" draw:name="Kształt 42" draw:style-name="gr3" svg:width="3.096cm" svg:height="2.673cm" svg:x="6.648cm" svg:y="1.328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0" draw:name="Kształt 43" draw:style-name="gr2" draw:text-style-name="P17" svg:width="2.065cm" svg:height="1.932cm" svg:x="7.204cm" svg:y="1.725cm"><text:p>Z.identyfiukujący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1" draw:name="Kształt 44" draw:style-name="gr1" svg:width="0.133cm" svg:height="0.003cm" svg:x="8.897cm" svg:y="3.392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text:span text:style-name="T17">Związek identyfikujący wskazuję zbiory encji, których klucze używane są przez zbiory słabych encji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8T07:53:15.082000000</meta:creation-date>
    <dc:date>2023-09-25T09:02:02.884000000</dc:date>
    <meta:editing-duration>PT2H24M35S</meta:editing-duration>
    <meta:editing-cycles>7</meta:editing-cycles>
    <meta:generator>LibreOffice/7.4.4.2$Windows_X86_64 LibreOffice_project/85569322deea74ec9134968a29af2df5663baa21</meta:generator>
    <meta:document-statistic meta:table-count="2" meta:image-count="0" meta:object-count="0" meta:page-count="4" meta:paragraph-count="39" meta:word-count="424" meta:character-count="4148" meta:non-whitespace-character-count="2643"/>
  </office:meta>
</office:document-meta>
</file>